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EB000001F47BAE0CF2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32cm" svg:height="17.638cm" svg:x="1.839cm" svg:y="6.03cm">
          <draw:image xlink:href="Pictures/20000002000001EB000001F47BAE0CF2.eps" xlink:type="simple" xlink:show="embed" xlink:actuate="onLoad">
            <text:p/>
          </draw:image>
        </draw:frame>
        <draw:frame draw:style-name="gr2" draw:layer="layout" svg:width="3.918cm" svg:height="0.89cm" svg:x="12.3cm" svg:y="10.61cm">
          <draw:text-box>
            <text:p>配信者ノード</text:p>
          </draw:text-box>
        </draw:frame>
        <draw:frame draw:style-name="gr2" draw:layer="layout" svg:width="3.643cm" svg:height="0.89cm" svg:x="4.9cm" svg:y="11.6cm">
          <draw:text-box>
            <text:p>ゲートノード</text:p>
          </draw:text-box>
        </draw:frame>
        <draw:frame draw:style-name="gr2" draw:layer="layout" svg:width="4.74cm" svg:height="0.89cm" svg:x="1.56cm" svg:y="16.3cm">
          <draw:text-box>
            <text:p>セミゲートノード</text:p>
          </draw:text-box>
        </draw:frame>
        <draw:frame draw:style-name="gr3" draw:layer="layout" svg:width="5.5cm" svg:height="0.89cm" svg:x="1.6cm" svg:y="10.21cm">
          <draw:text-box>
            <text:p>ダイジェストノード</text:p>
          </draw:text-box>
        </draw:frame>
        <draw:line draw:style-name="gr4" draw:text-style-name="P1" draw:layer="layout" svg:x1="4.6cm" svg:y1="10.2cm" svg:x2="6cm" svg:y2="9.8cm">
          <text:p/>
        </draw:line>
        <draw:line draw:style-name="gr4" draw:text-style-name="P1" draw:layer="layout" svg:x1="6.7cm" svg:y1="12.4cm" svg:x2="7.8cm" svg:y2="13.1cm">
          <text:p/>
        </draw:line>
        <draw:line draw:style-name="gr4" draw:text-style-name="P1" draw:layer="layout" svg:x1="4.5cm" svg:y1="16.4cm" svg:x2="4.7cm" svg:y2="15.1cm">
          <text:p/>
        </draw:line>
        <draw:line draw:style-name="gr4" draw:text-style-name="P1" draw:layer="layout" svg:x1="13.4cm" svg:y1="11.6cm" svg:x2="12.1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7T08:56:49.293046920</dc:date>
    <dc:creator>Shunsuke Suzuki</dc:creator>
    <meta:editing-duration>PT3M38S</meta:editing-duration>
    <meta:editing-cycles>1</meta:editing-cycles>
    <meta:document-statistic meta:object-count="9"/>
    <meta:generator>LibreOffice/4.3.4.1$Linux_X86_64 LibreOffice_project/430m0$Build-1</meta:generator>
  </office:meta>
</office:document-meta>
</file>